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000000166CD21E71A768907F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4.371cm" draw:z-index="0"><draw:image xlink:href="Pictures/100000010000057000000166CD21E71A768907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19T16:51:32.887066559</dc:date>
    <meta:editing-duration>PT3M10S</meta:editing-duration>
    <meta:editing-cycles>9</meta:editing-cycles>
    <meta:generator>LibreOffice/7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